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(OTF)" svg:font-family="'Cambria (OTF)'" style:font-family-generic="roman" style:font-pitch="variable"/>
    <style:font-face style:name="Candara" svg:font-family="Candara" style:font-family-generic="roman" style:font-pitch="variable"/>
    <style:font-face style:name="Prestige Elite Std" svg:font-family="'Prestige Elite Std'" style:font-family-generic="roman" style:font-pitch="variable"/>
    <style:font-face style:name="ScalaSansPro" svg:font-family="ScalaSansPr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 (OTF)1" svg:font-family="'Cambria (OTF)'" style:font-family-generic="system" style:font-pitch="variable"/>
    <style:font-face style:name="Candara1" svg:font-family="Candara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calaSansPro1" svg:font-family="ScalaSansPro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CT">
      <style:paragraph-properties fo:margin-top="0in" fo:margin-bottom="0in" loext:contextual-spacing="false" fo:line-height="200%" fo:text-align="start" style:justify-single-word="false"/>
    </style:style>
    <style:style style:name="P2" style:family="paragraph" style:parent-style-name="H4">
      <style:paragraph-properties fo:margin-left="0in" fo:margin-right="0in" fo:margin-top="0.0417in" fo:margin-bottom="0.139in" loext:contextual-spacing="false" fo:line-height="112%" fo:keep-together="auto" fo:text-indent="0in" style:auto-text-indent="false" fo:keep-with-next="auto"/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H2">
      <style:paragraph-properties fo:margin-left="0in" fo:margin-right="0in" fo:margin-top="0.0417in" fo:margin-bottom="0in" loext:contextual-spacing="false" fo:line-height="112%" fo:keep-together="auto" fo:text-indent="0in" style:auto-text-indent="false" fo:keep-with-next="auto"/>
    </style:style>
    <style:style style:name="P5" style:family="paragraph" style:parent-style-name="H1">
      <style:paragraph-properties fo:margin-left="0in" fo:margin-right="0in" fo:margin-top="0.0417in" fo:margin-bottom="0in" loext:contextual-spacing="false" fo:line-height="112%" fo:keep-together="auto" fo:text-indent="0in" style:auto-text-indent="false" fo:keep-with-next="auto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4" style:family="text">
      <style:text-properties style:font-name="Times New Roman" fo:font-size="10pt" style:font-name-asian="ＭＳ 明朝" style:font-size-asian="10pt" style:font-name-complex="Times New Roman1" style:font-size-complex="10pt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fo:color="#00000a" style:font-name="Times New Roman" fo:font-size="12pt" fo:font-weight="bold" style:font-size-asian="12pt" style:font-weight-asian="bold" style:font-size-complex="12pt"/>
    </style:style>
    <style:style style:name="T7" style:family="text">
      <style:text-properties fo:color="#00000a" style:font-name="Times New Roman" fo:font-size="12pt" fo:font-weight="normal" style:font-size-asian="12pt" style:font-weight-asian="normal" style:font-name-complex="Times New Roman1" style:font-size-complex="12pt"/>
    </style:style>
    <style:style style:name="T8" style:family="text">
      <style:text-properties fo:color="#00000a" style:font-name="Times New Roman" fo:font-size="12pt" fo:font-weight="normal" style:font-size-asian="12pt" style:font-weight-asian="normal" style:font-name-complex="Times New Roman1" style:font-size-complex="12pt" style:font-weight-complex="bold"/>
    </style:style>
    <style:style style:name="T9" style:family="text">
      <style:text-properties fo:color="#00000a"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10" style:family="text">
      <style:text-properties fo:color="#00000a" style:font-name="Times New Roman" fo:font-size="12pt" fo:font-weight="normal" style:font-size-asian="12pt" style:font-weight-asian="normal"/>
    </style:style>
    <style:style style:name="T11" style:family="text">
      <style:text-properties fo:color="#00000a" style:font-name="Times New Roman" fo:font-size="12pt" style:font-size-asian="12pt" style:font-name-complex="Times New Roman1" style:font-size-complex="12pt"/>
    </style:style>
    <style:style style:name="T12" style:family="text">
      <style:text-properties fo:color="#00000a" style:font-name="Times New Roman" fo:font-size="12pt" style:font-size-asian="12pt"/>
    </style:style>
    <style:style style:name="T13" style:family="text">
      <style:text-properties fo:color="#00000a" style:font-name="Times New Roman" fo:font-size="12pt" fo:letter-spacing="-0.0016in" fo:font-weight="normal" style:font-size-asian="12pt" style:font-weight-asian="normal" style:font-name-complex="Times New Roman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Chapter 1</text:span></text:h>
      <text:p text:style-name="P1"><text:span text:style-name="T6">Software Engineering Principles</text:span></text:p>
      <text:p text:style-name="P5"><text:span text:style-name="T7">1.1 The Software Process</text:span></text:p>
      <text:p text:style-name="P4"><text:span text:style-name="T10"><text:tab/></text:span><text:span text:style-name="T7">Software Life Cycles</text:span></text:p>
      <text:p text:style-name="P4"><text:span text:style-name="T7"><text:tab/>A Programmer’s Toolboxes</text:span></text:p>
      <text:p text:style-name="P2"><text:span text:style-name="H4A"><text:span text:style-name="T8"><text:tab/><text:tab/><text:tab/>Hardware</text:span></text:span></text:p>
      <text:p text:style-name="P2"><text:span text:style-name="H4A"><text:span text:style-name="T8"><text:tab/><text:tab/><text:tab/>Software</text:span></text:span></text:p>
      <text:p text:style-name="P2"><text:span text:style-name="H4A"><text:span text:style-name="T8"><text:tab/><text:tab/><text:tab/>Ideaware</text:span></text:span><text:bookmark text:name="_GoBack"/></text:p>
      <text:p text:style-name="P4"><text:span text:style-name="T7"><text:tab/>Goals of Quality Software</text:span></text:p>
      <text:p text:style-name="P2"><text:span text:style-name="H4A"><text:span text:style-name="T8"><text:tab/><text:tab/><text:tab/>Goal 1: Quality Software Works</text:span></text:span></text:p>
      <text:p text:style-name="P2"><text:span text:style-name="H4A"><text:span text:style-name="T8"><text:tab/><text:tab/><text:tab/>Goal 2: Quality Software Can Be Modified</text:span></text:span></text:p>
      <text:p text:style-name="P2"><text:span text:style-name="H4A"><text:span text:style-name="T8"><text:tab/><text:tab/><text:tab/>Goal 3: Quality Software Is Reusable</text:span></text:span></text:p>
      <text:p text:style-name="P2"><text:span text:style-name="H4A"><text:span text:style-name="T8"><text:tab/><text:tab/><text:tab/>Goal 4: Quality Software Is Completed on Time and Within Budget</text:span></text:span><text:span text:style-name="T11"> </text:span></text:p>
      <text:p text:style-name="P4"><text:span text:style-name="T7"><text:tab/>Specification: Understanding the Problem</text:span></text:p>
      <text:p text:style-name="P4"><text:span text:style-name="T7"><text:tab/>Writing Detailed Specification</text:span></text:p>
      <text:p text:style-name="P5"><text:span text:style-name="T7">1.2 Program Design</text:span></text:p>
      <text:p text:style-name="P4"><text:span text:style-name="T7"><text:tab/>Abstraction</text:span></text:p>
      <text:p text:style-name="P4"><text:span text:style-name="T7"><text:tab/>Information Hiding</text:span></text:p>
      <text:p text:style-name="P4"><text:span text:style-name="T7"><text:tab/>Stepwise Refinement</text:span></text:p>
      <text:p text:style-name="P4"><text:span text:style-name="T7"><text:tab/>Visual Tools</text:span></text:p>
      <text:p text:style-name="P5"><text:span text:style-name="T7">1.3 Design Approaches</text:span></text:p>
      <text:p text:style-name="P4"><text:span text:style-name="T7"><text:tab/>Top-Down Design</text:span></text:p>
      <text:p text:style-name="P4"><text:span text:style-name="T7"><text:tab/>Object-Oriented Design</text:span></text:p>
      <text:p text:style-name="P5"><text:span text:style-name="T7">1.4 Verification of Software Correctness</text:span></text:p>
      <text:p text:style-name="P4"><text:span text:style-name="T7"><text:tab/>Origin of Bugs</text:span></text:p>
      <text:p text:style-name="P2"><text:span text:style-name="T11"><text:tab/><text:tab/><text:tab/>Specifications and Design Errors </text:span></text:p>
      <text:p text:style-name="P2"><text:span text:style-name="T11"><text:tab/><text:tab/><text:tab/>Compile-Time Errors</text:span></text:p>
      <text:p text:style-name="P2"><text:span text:style-name="T11"><text:tab/><text:tab/><text:tab/>Run-Time Errors</text:span></text:p>
      <text:p text:style-name="P4"><text:span text:style-name="T7"><text:tab/>Designing for Correctness</text:span></text:p>
      <text:p text:style-name="P2"><text:soft-page-break/><text:span text:style-name="T11"><text:tab/><text:tab/><text:tab/>Assertions</text:span></text:p>
      <text:p text:style-name="P2"><text:span text:style-name="T11"><text:tab/><text:tab/><text:tab/>Preconditions and Postconditions</text:span></text:p>
      <text:p text:style-name="P2"><text:span text:style-name="T11"><text:tab/><text:tab/><text:tab/>Design Review Activities</text:span></text:p>
      <text:p text:style-name="P2"><text:span text:style-name="T11"><text:tab/><text:tab/><text:tab/>Exceptions </text:span></text:p>
      <text:p text:style-name="P4"><text:span text:style-name="T7"><text:tab/>Program Testing</text:span></text:p>
      <text:p text:style-name="P2"><text:span text:style-name="T11"><text:tab/><text:tab/><text:tab/>Data Coverage</text:span></text:p>
      <text:p text:style-name="P2"><text:span text:style-name="T11"><text:tab/><text:tab/><text:tab/>Code Coverage</text:span></text:p>
      <text:p text:style-name="P2"><text:span text:style-name="H4A"><text:span text:style-name="T13"><text:tab/><text:tab/><text:tab/>Test Plans</text:span></text:span></text:p>
      <text:p text:style-name="P2"><text:span text:style-name="T11"><text:tab/><text:tab/><text:tab/>Planning for Debugging </text:span></text:p>
      <text:p text:style-name="P2"><text:span text:style-name="T11"><text:tab/><text:tab/><text:tab/>Integration Testing </text:span></text:p>
      <text:p text:style-name="P4"><text:span text:style-name="T7"><text:tab/>Testing C</text:span><text:span text:style-name="T9">11</text:span><text:span text:style-name="T7"> Data Structures</text:span></text:p>
      <text:p text:style-name="P4"><text:span text:style-name="T7"><text:tab/>Practical Considerations</text:span></text:p>
      <text:p text:style-name="P5"><text:span text:style-name="bold"><text:span text:style-name="T12">Summary</text:span></text:span></text:p>
      <text:p text:style-name="P5"><text:span text:style-name="bold"><text:span text:style-name="T12">Exercis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(OTF)" svg:font-family="'Cambria (OTF)'" style:font-family-generic="roman" style:font-pitch="variable"/>
    <style:font-face style:name="Candara" svg:font-family="Candara" style:font-family-generic="roman" style:font-pitch="variable"/>
    <style:font-face style:name="Prestige Elite Std" svg:font-family="'Prestige Elite Std'" style:font-family-generic="roman" style:font-pitch="variable"/>
    <style:font-face style:name="ScalaSansPro" svg:font-family="ScalaSansPr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 (OTF)1" svg:font-family="'Cambria (OTF)'" style:font-family-generic="system" style:font-pitch="variable"/>
    <style:font-face style:name="Candara1" svg:font-family="Candara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calaSansPro1" svg:font-family="ScalaSansPro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835in" loext:contextual-spacing="false" fo:keep-together="always" fo:keep-with-next="always"/>
      <style:text-properties style:font-name="Cambria" fo:font-family="Cambria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ullet_5f_List" style:display-name="Bullet_List" style:family="paragraph" style:parent-style-name="List_20_Paragraph" style:default-outline-level="">
      <style:paragraph-properties fo:margin-top="0in" fo:margin-bottom="0in" loext:contextual-spacing="true" fo:line-height="15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in" style:type="center"/>
          <style:tab-stop style:position="6in" style:type="right"/>
        </style:tab-stops>
      </style:paragraph-properties>
    </style:style>
    <style:style style:name="H1" style:family="paragraph" style:parent-style-name="Standard" style:default-outline-level="">
      <style:paragraph-properties fo:margin-left="0.3752in" fo:margin-right="0in" fo:margin-top="0.1874in" fo:margin-bottom="0.0835in" loext:contextual-spacing="false" style:line-height-at-least="0.278in" fo:keep-together="always" fo:orphans="0" fo:widows="0" fo:hyphenation-ladder-count="no-limit" fo:text-indent="0in" style:auto-text-indent="false" fo:keep-with-next="always" style:vertical-align="middle"/>
      <style:text-properties fo:color="#00ffff" style:font-name="Candara" fo:font-family="Candara" style:font-family-generic="roman" style:font-pitch="variable" fo:font-size="18pt" fo:font-weight="bold" style:font-name-asian="ＭＳ 明朝" style:font-family-asian="'ＭＳ 明朝'" style:font-family-generic-asian="system" style:font-pitch-asian="variable" style:font-size-asian="18pt" style:font-weight-asian="bold" style:font-name-complex="Candara1" style:font-family-complex="Candara" style:font-family-generic-complex="system" style:font-pitch-complex="variable" style:font-size-complex="18pt" style:font-weight-complex="bold" fo:hyphenate="false" fo:hyphenation-remain-char-count="2" fo:hyphenation-push-char-count="2"/>
    </style:style>
    <style:style style:name="H2" style:family="paragraph" style:parent-style-name="Standard" style:default-outline-level="">
      <style:paragraph-properties fo:margin-left="0.3752in" fo:margin-right="0in" fo:margin-top="0.1874in" fo:margin-bottom="0.0835in" loext:contextual-spacing="false" style:line-height-at-least="0.222in" fo:keep-together="always" fo:orphans="0" fo:widows="0" fo:hyphenation-ladder-count="no-limit" fo:text-indent="0in" style:auto-text-indent="false" fo:keep-with-next="always" style:vertical-align="middle"/>
      <style:text-properties fo:color="#00ffff" style:font-name="Candara" fo:font-family="Candara" style:font-family-generic="roman" style:font-pitch="variable" fo:font-size="14pt" fo:font-weight="bold" style:font-name-asian="ＭＳ 明朝" style:font-family-asian="'ＭＳ 明朝'" style:font-family-generic-asian="system" style:font-pitch-asian="variable" style:font-size-asian="14pt" style:font-weight-asian="bold" style:font-name-complex="Candara1" style:font-family-complex="Candara" style:font-family-generic-complex="system" style:font-pitch-complex="variable" style:font-size-complex="14pt" style:font-weight-complex="bold" fo:hyphenate="false" fo:hyphenation-remain-char-count="2" fo:hyphenation-push-char-count="2"/>
    </style:style>
    <style:style style:name="H3" style:family="paragraph" style:parent-style-name="Standard" style:default-outline-level="">
      <style:paragraph-properties fo:margin-left="0.3752in" fo:margin-right="0in" fo:margin-top="0.1874in" fo:margin-bottom="0.0835in" loext:contextual-spacing="false" style:line-height-at-least="0.1945in" fo:keep-together="always" fo:orphans="0" fo:widows="0" fo:hyphenation-ladder-count="no-limit" fo:text-indent="0in" style:auto-text-indent="false" fo:keep-with-next="always" style:vertical-align="middle"/>
      <style:text-properties fo:color="#000000" style:font-name="Candara" fo:font-family="Candara" style:font-family-generic="roman" style:font-pitch="variable" fo:font-size="12pt" fo:font-weight="bold" style:font-name-asian="ＭＳ 明朝" style:font-family-asian="'ＭＳ 明朝'" style:font-family-generic-asian="system" style:font-pitch-asian="variable" style:font-size-asian="12pt" style:font-weight-asian="bold" style:font-name-complex="Candara1" style:font-family-complex="Candara" style:font-family-generic-complex="system" style:font-pitch-complex="variable" style:font-size-complex="12pt" style:font-weight-complex="bold" fo:hyphenate="false" fo:hyphenation-remain-char-count="2" fo:hyphenation-push-char-count="2"/>
    </style:style>
    <style:style style:name="CT" style:family="paragraph" style:parent-style-name="Standard" style:default-outline-level="">
      <style:paragraph-properties fo:margin-left="0in" fo:margin-right="1.25in" fo:margin-top="0.25in" fo:margin-bottom="0.25in" loext:contextual-spacing="false" style:line-height-at-least="0.4165in" fo:text-align="end" style:justify-single-word="false" fo:orphans="0" fo:widows="0" fo:hyphenation-ladder-count="no-limit" fo:text-indent="0in" style:auto-text-indent="false" style:vertical-align="middle"/>
      <style:text-properties fo:color="#000000" style:font-name="ScalaSansPro" fo:font-family="ScalaSansPro" style:font-family-generic="roman" style:font-pitch="variable" fo:font-size="30pt" style:font-name-asian="ＭＳ 明朝" style:font-family-asian="'ＭＳ 明朝'" style:font-family-generic-asian="system" style:font-pitch-asian="variable" style:font-size-asian="30pt" style:font-name-complex="ScalaSansPro1" style:font-family-complex="ScalaSansPro" style:font-family-generic-complex="system" style:font-pitch-complex="variable" style:font-size-complex="30pt" fo:hyphenate="false" fo:hyphenation-remain-char-count="2" fo:hyphenation-push-char-count="2"/>
    </style:style>
    <style:style style:name="H4" style:family="paragraph" style:parent-style-name="Standard" style:default-outline-level="">
      <style:paragraph-properties fo:margin-left="0.3752in" fo:margin-right="0in" fo:margin-top="0.0626in" fo:margin-bottom="0in" loext:contextual-spacing="false" style:line-height-at-least="0.1736in" fo:text-align="justify" style:justify-single-word="false" fo:keep-together="always" fo:orphans="0" fo:widows="0" fo:hyphenation-ladder-count="no-limit" fo:text-indent="0in" style:auto-text-indent="false" fo:keep-with-next="always" style:vertical-align="middle"/>
      <style:text-properties fo:color="#000000" style:font-name="Cambria (OTF)" fo:font-family="'Cambria (OTF)'" style:font-family-generic="roman" style:font-pitch="variable" fo:font-size="10pt" style:font-name-asian="ＭＳ 明朝" style:font-family-asian="'ＭＳ 明朝'" style:font-family-generic-asian="system" style:font-pitch-asian="variable" style:font-size-asian="10pt" style:font-name-complex="Cambria (OTF)1" style:font-family-complex="'Cambria (OTF)'" style:font-family-generic-complex="system" style:font-pitch-complex="variable" style:font-size-complex="10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old" style:family="text">
      <style:text-properties fo:font-weight="bold" style:font-weight-asian="bold"/>
    </style:style>
    <style:style style:name="code" style:family="text">
      <style:text-properties style:font-name="Prestige Elite Std" fo:font-family="'Prestige Elite Std'" style:font-family-generic="roman" style:font-pitch="variable" fo:language="en" fo:country="US" fo:font-weight="bold" style:rfc-language-tag-asian="x-none" style:font-weight-asian="bold"/>
    </style:style>
    <style:style style:name="bold" style:family="text">
      <style:text-properties fo:font-weight="bold" style:font-weight-asian="bold"/>
    </style:style>
    <style:style style:name="H4A" style:family="text">
      <style:text-properties fo:color="#00ffff" fo:language="en" fo:country="US" fo:font-weight="bold" style:rfc-language-tag-asian="x-none" style:font-weight-asian="bold"/>
    </style:style>
    <style:style style:name="LH" style:family="text">
      <style:text-properties fo:font-style="italic" style:font-style-asian="italic"/>
    </style:style>
    <style:style style:name="KT" style:family="text">
      <style:text-properties fo:color="#00ffff" fo:language="en" fo:country="US" fo:font-weight="bold" style:rfc-language-tag-asian="x-none" style:font-weight-asian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MT2" style:family="text">
      <style:text-properties style:font-name="Times New Roman" fo:font-size="12pt" style:font-size-asian="12pt" style:font-name-complex="Times New Roman1" style:font-size-complex="12pt"/>
    </style:style>
    <style:style style:name="MT3" style:family="text">
      <style:text-properties style:font-name="Times New Roman" fo:font-size="10pt" style:font-name-asian="ＭＳ 明朝" style:font-size-asian="10pt" style:font-name-complex="Times New Roman1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++ Plus Data Structures, Sixth Edition </text:span></text:p>
        <text:p text:style-name="Header"><text:span text:style-name="MT2">Nell Dale, Chip Weems, and Tim Richards </text:span></text:p>
        <text:p text:style-name="Header"><text:span text:style-name="MT2">Lecture Outline</text:span></text:p>
      </style:header>
      <style:footer>
        <text:p text:style-name="Footer"><text:span text:style-name="MT3">Copyright © 2018 by Jones &amp; Bartlett Learning, LLC, an Ascend Learning Company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y A Bisbee</meta:initial-creator>
    <dc:creator>Julie Bolduc</dc:creator>
    <meta:editing-cycles>92</meta:editing-cycles>
    <meta:creation-date>2016-07-13T15:17:00</meta:creation-date>
    <dc:date>2016-10-04T19:23:00</dc:date>
    <meta:editing-duration>PT18M</meta:editing-duration>
    <meta:generator>LibreOffice/5.2.0.4$Windows_X86_64 LibreOffice_project/066b007f5ebcc236395c7d282ba488bca6720265</meta:generator>
    <meta:document-statistic meta:table-count="0" meta:image-count="0" meta:object-count="0" meta:page-count="2" meta:paragraph-count="47" meta:word-count="151" meta:character-count="1163" meta:non-whitespace-character-count="979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\Users\sambasivams\AppData\Local\Chemistry Add-in for Word\Chemistry Gallery\Chem4Word2010.dotx" xlink:href=""/>
  </office:meta>
</office:document-meta>
</file>